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4"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5" style:family="paragraph" style:parent-style-name="No_20_Spacing">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No_20_Spacing">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paragraph-properties fo:margin-left="0in" fo:margin-right="0in" fo:margin-top="0in" fo:margin-bottom="0in" fo:line-height="100%" fo:text-indent="0in" style:auto-text-indent="false"/>
      <style:text-properties fo:font-size="10.5pt" style:font-size-asian="10.5pt" style:font-size-complex="10.5pt"/>
    </style:style>
    <style:style style:name="P9" style:family="paragraph" style:parent-style-name="Standard" style:list-style-name="">
      <style:paragraph-properties fo:margin-left="0in" fo:margin-right="0in" fo:margin-top="0in" fo:margin-bottom="0in" fo:line-height="100%" fo:text-indent="0in" style:auto-text-indent="false"/>
      <style:text-properties fo:font-size="10.5pt" style:font-size-asian="10.5pt" style:font-size-complex="10.5pt"/>
    </style:style>
    <style:style style:name="P10" style:family="paragraph" style:parent-style-name="Standard">
      <style:paragraph-properties fo:margin-top="0in" fo:margin-bottom="0in" fo:line-height="100%"/>
      <style:text-properties fo:color="#000000" style:font-name="Georgia" fo:font-size="10.5pt" fo:background-color="transparent" style:font-size-asian="10.5pt" style:font-size-complex="10.5pt"/>
    </style:style>
    <style:style style:name="P11"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background-color="transparent" style:font-size-asian="10.5pt" style:font-size-complex="10.5pt"/>
    </style:style>
    <style:style style:name="P12"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background-color="transparent" style:font-size-asian="10.5pt" style:font-size-complex="10.5pt"/>
    </style:style>
    <style:style style:name="P13"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size="10.5pt" style:font-size-asian="10.5pt" style:font-size-complex="10.5pt"/>
    </style:style>
    <style:style style:name="P14"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size="10.5pt" style:font-size-asian="10.5pt" style:font-size-complex="10.5pt"/>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style:font-name="Georgia" fo:font-size="10pt" fo:language="none" fo:country="none" style:font-name-asian="Georgia" style:font-size-asian="10pt" style:language-asian="none" style:country-asian="none" style:font-name-complex="Georgia" style:font-size-complex="10pt" style:language-complex="none" style:country-complex="none"/>
    </style:style>
    <style:style style:name="T4" style:family="text">
      <style:text-properties style:font-name="Georgia" fo:font-size="10pt" fo:language="none" fo:country="none" fo:font-weight="bold" style:font-name-asian="Georgia" style:font-size-asian="10pt" style:language-asian="none" style:country-asian="none" style:font-weight-asian="bold" style:font-name-complex="Georgia" style:font-size-complex="10pt" style:language-complex="none" style:country-complex="none" style:font-weight-complex="bold"/>
    </style:style>
    <style:style style:name="T5" style:family="text">
      <style:text-properties style:font-name="Georgia" fo:font-size="10pt" fo:language="en" fo:country="US" style:font-name-asian="Georgia" style:font-size-asian="10pt" style:language-asian="none" style:country-asian="none" style:font-name-complex="Georgia" style:font-size-complex="10pt" style:language-complex="none" style:country-complex="none"/>
    </style:style>
    <style:style style:name="T6" style:family="text">
      <style:text-properties style:font-name="Georgia" fo:language="none" fo:country="none" style:font-name-asian="Georgia" style:language-asian="none" style:country-asian="none" style:font-name-complex="Georgia" style:language-complex="none" style:country-complex="none"/>
    </style:style>
    <style:style style:name="T7"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8" style:family="text">
      <style:text-properties style:font-name="Georgia" fo:language="en" fo:country="US" style:font-name-asian="Georgia" style:language-asian="none" style:country-asian="none" style:font-name-complex="Georgia" style:language-complex="none" style:country-complex="none"/>
    </style:style>
    <style:style style:name="T9" style:family="text">
      <style:text-properties style:font-name="Georgia" fo:font-weight="bold" style:font-weight-asian="bold" style:font-name-complex="Times New Roman1"/>
    </style:style>
    <style:style style:name="T10" style:family="text">
      <style:text-properties style:font-name="Georgia" style:font-name-complex="Times New Roman1"/>
    </style:style>
    <style:style style:name="T11" style:family="text">
      <style:text-properties fo:color="#000000" fo:language="none" fo:country="none" fo:background-color="transparent" style:font-name-asian="Georgia" style:language-asian="none" style:country-asian="none" style:font-name-complex="Georgia" style:language-complex="none" style:country-complex="none"/>
    </style:style>
    <style:style style:name="T12" style:family="text">
      <style:text-properties fo:color="#000000" fo:language="none" fo:country="none" style:text-underline-style="none" fo:background-color="transparent" style:font-name-asian="Georgia" style:language-asian="none" style:country-asian="none" style:font-name-complex="Georgia" style:language-complex="none" style:country-complex="none"/>
    </style:style>
    <style:style style:name="T13" style:family="text">
      <style:text-properties fo:color="#000000" style:font-name="Georgia" fo:language="none" fo:country="none" fo:background-color="transparent" style:font-name-asian="Georgia" style:language-asian="none" style:country-asian="none" style:font-name-complex="Georgia" style:language-complex="none" style:country-complex="none"/>
    </style:style>
    <style:style style:name="T14" style:family="text">
      <style:text-properties fo:color="#000000" style:font-name="Georgia" fo:language="none" fo:country="none" fo:font-weight="bold" fo:background-color="transparent" style:font-name-asian="Georgia" style:language-asian="none" style:country-asian="none" style:font-weight-asian="bold" style:font-name-complex="Georgia" style:language-complex="none" style:country-complex="none" style:font-weight-complex="bold"/>
    </style:style>
    <style:style style:name="T15" style:family="text">
      <style:text-properties fo:color="#000000" style:font-name="Georgia" fo:language="none" fo:country="none" style:text-underline-style="solid" style:text-underline-width="auto" style:text-underline-color="font-color" fo:background-color="transparent" style:font-name-asian="Georgia" style:language-asian="none" style:country-asian="none" style:font-name-complex="Georgia" style:language-complex="none" style:country-complex="none"/>
    </style:style>
    <style:style style:name="T16" style:family="text">
      <style:text-properties fo:color="#000000" style:font-name="Georgia" fo:language="none" fo:country="none" fo:font-style="italic" fo:background-color="transparent" style:font-name-asian="Georgia" style:language-asian="none" style:country-asian="none" style:font-style-asian="italic" style:font-name-complex="Georgia" style:language-complex="none" style:country-complex="none" style:font-style-complex="italic"/>
    </style:style>
    <style:style style:name="T17" style:family="text">
      <style:text-properties fo:color="#000000" style:font-name="Georgia" fo:language="en" fo:country="US" fo:font-weight="bold" fo:background-color="transparent" style:font-name-asian="Georgia" style:language-asian="none" style:country-asian="none" style:font-weight-asian="bold" style:font-name-complex="Georgia" style:language-complex="none" style:country-complex="none" style:font-weight-complex="bold"/>
    </style:style>
    <style:style style:name="T18" style:family="text">
      <style:text-properties fo:color="#000000" style:font-name="Georgia" fo:language="en" fo:country="US" fo:background-color="transparent"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ifts From The Father</text:p>
      <text:p text:style-name="P1"/>
      <text:p text:style-name="P5"><text:span text:style-name="T1">Read:</text:span><text:span text:style-name="T2"> I Kings 21:1-16</text:span></text:p>
      <text:p text:style-name="P6"/>
      <text:p text:style-name="P2"><text:span text:style-name="T1">Text:</text:span><text:span text:style-name="T2"> I </text:span><text:span text:style-name="T12">Kings 21:3</text:span><text:span text:style-name="T11"> “And Naboth said to Ahab, The LORD forbid it me, <text:s/></text:span></text:p>
      <text:p text:style-name="P2"><text:span text:style-name="T11"><text:s text:c="12"/>that I should give the inheritance of my fathers unto thee.”</text:span></text:p>
      <text:p text:style-name="P3"/>
      <text:h text:style-name="P8" text:outline-level="3"><text:span text:style-name="T9">Introduction:</text:span><text:span text:style-name="T10"> When Naboth is approached by Ahab about selling his vineyard he doesn't make a counter offer. He doesn't even try to negotiate. His response is an honor to his ancestors and an insult to King Ahab. His excuse for not selling it is: “</text:span><text:span text:style-name="T13">My father gave it to me.”</text:span></text:h>
      <text:h text:style-name="P9" text:outline-level="3"><text:span text:style-name="T13"/></text:h>
      <text:h text:style-name="P13" text:outline-level="3"><text:span text:style-name="T17">Gifts from the Father are promises:</text:span><text:span text:style-name="T18"> as Naboth walked through his vineyard he remembered his father telling him: “Someday all this will be yours. At first it was just words but as he matured he began to appreciate it and soon was no longer working for his dad but was working toward his inheritance.</text:span></text:h>
      <text:h text:style-name="P13" text:outline-level="3"><text:span text:style-name="T18"><text:s/></text:span><text:span text:style-name="T13"><text:s/>II Chronicles 7:14 says: “</text:span><text:span text:style-name="T6">If my people, which are called by my name, shall humble themselves, and pray, and seek my face, and turn from their wicked ways; then will I hear from heaven, and will forgive their sin, and will heal their land.” God's gifts eminate from God's promises.</text:span></text:h>
      <text:h text:style-name="P11" text:outline-level="3"><text:span text:style-name="T6"/></text:h>
      <text:p text:style-name="P11"><text:span text:style-name="T7">Gifts from the Father are personal:</text:span><text:span text:style-name="T6"> Naboth walked thru his vine-yard and saw his father and his grandfather. He would look at a particular row of grape plants and recall helping grandpa plant them. He could look at a more recent field that his father had purchased and remember plowing and planting that area with his father. Ahab wasn't just asking him to give up a vineyard; he was asking him to give up a piece of his life. It was personal and it would be painful to sell even one inch of his inheritance. </text:span></text:p>
      <text:p text:style-name="P11"><text:span text:style-name="T6"><text:s text:c="2"/>The sin of Esau was simply that he didn't value what his father had to give. When you and I settle for just getting into heaven...when there is no more to our salvation than that we are committing the same sin that Esau did.</text:span></text:p>
      <text:p text:style-name="P11"><text:span text:style-name="T6"/></text:p>
      <text:p text:style-name="P11"><text:span text:style-name="T7">Gifts from the Father are priceless:</text:span><text:span text:style-name="T6"> How could Naboth put a price on the place where he dug his first hole? It was the place where he first saw life spring from a seed that he had planted. It was the place that accumulated more sweat from his brow than any other place in the world. Every inch of that vineyard had his family mark on it. Generations had come and gone and now he was the adult in the room. He was responsible and no matter what the cost he was not going to put a price tag on his heritage. Esau allowed his inheritance to be taken for a bowl of soup. He failed to see the value in what his father had to offer.</text:span></text:p>
      <text:p text:style-name="P13"><text:span text:style-name="T14">Gifts from the Father are p</text:span><text:span text:style-name="T17">ermanent:</text:span><text:span text:style-name="T18"> in I </text:span><text:span text:style-name="T15">John 2:13</text:span><text:span text:style-name="T13"> we read: “I write unto you, fathers, because ye have known him </text:span><text:span text:style-name="T16">that is</text:span><text:span text:style-name="T13"> from the beginning...” The very next verse starts out with: “I have written unto you, fathers, because ye have known him </text:span><text:span text:style-name="T16">that is</text:span><text:span text:style-name="T13"> from the beginning...” <text:s/>John is reminding them that they had known Christ for a long time. A relation-ship with Christ is not a disposable gift. It is not a gift that we pick up one day and return several days later because we decided that it isn't for us or we don't like it or it broke and we want a new one. A relationship with Christ is a relationship that we enter into for the long haul. The gifts that we get from Him are meant to last. He gives us Salvation with a </text:span><text:span text:style-name="T18">warranty</text:span><text:span text:style-name="T13"> that lasts for eternity; if we want it to. In the book of Hebrews he reminds us of God's promise: “...</text:span><text:span text:style-name="T6">I will never leave thee, nor forsake thee.”</text:span></text:p>
      <text:p text:style-name="P13"><text:span text:style-name="T6"/></text:p>
      <text:p text:style-name="P13"><text:span text:style-name="T7">Conclude:</text:span><text:span text:style-name="T6"> Do you want to accept some gifts from your father today? He wants to share more with you than you can imagine. Paul reminds us in the book of </text:span><text:span text:style-name="T8">Ephesians</text:span><text:span text:style-name="T6"> of one who is: “...able to do exceeding abundantly above all that we ask or think”</text:span></text:p>
      <text:p text:style-name="P13"><text:span text:style-name="T6"><text:s text:c="2"/>Your Father has gifts that He has promised to you. They are personal, priceless and permanent.</text:span></text:p>
      <text:p text:style-name="P13"><text:span text:style-name="T6"/></text:p>
      <text:p text:style-name="P11"><text:span text:style-name="T6"/></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B" style:family="text" style:parent-style-name="Default_20_Paragraph_20_Font">
      <style:text-properties fo:font-weight="bold" style:font-weight-asian="bold" style:font-weight-complex="bold"/>
    </style:style>
    <style:style style:name="A" style:family="text" style:parent-style-name="Default_20_Paragraph_20_Font">
      <style:text-properties fo:color="#0000ff" style:text-underline-style="solid" style:text-underline-width="auto" style:text-underline-color="font-color"/>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7-06-17T22:50:37.39</dc:date>
    <meta:editing-duration>PT4H29M58S</meta:editing-duration>
    <meta:generator>OpenOffice/4.1.3$Win32 OpenOffice.org_project/413m1$Build-9783</meta:generator>
    <meta:document-statistic meta:table-count="0" meta:image-count="0" meta:object-count="0" meta:page-count="1" meta:paragraph-count="13" meta:word-count="687" meta:character-count="36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